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0800000008DD0ADA29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a46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a487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a517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a559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a603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a615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>
      <style:graphic-properties draw:ole-draw-aspect="1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fo:margin-left="1.778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fo:margin-left="1.778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color="#675e47" style:text-line-through-style="none" style:text-position="0% 100%" fo:font-family="Cambria" fo:font-size="66pt" fo:letter-spacing="-0.035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color="#8e8d8c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675e47" style:text-line-through-style="none" style:text-position="0% 100%" fo:font-family="Cambria" fo:font-size="46pt" fo:letter-spacing="-0.035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T4" style:family="text">
      <style:text-properties fo:color="#2f2b20" style:text-line-through-style="none" style:text-position="0% 100%" fo:font-family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2f2b2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2f2b20" style:text-line-through-style="none" style:text-position="0% 100%" fo:font-family="Calibri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0.955cm" svg:height="7.205cm" svg:x="1.905cm" svg:y="5.292cm" presentation:class="title">
          <draw:text-box>
            <text:p text:style-name="P1"><text:span text:style-name="T1">Verteilte Hashtabelle</text:span><text:span text:style-name="T1"><text:line-break/></text:span><text:span text:style-name="T1">über de Bruijn Graph</text:span></text:p>
          </draw:text-box>
        </draw:frame>
        <draw:frame draw:name="Untertitel 2" presentation:style-name="pr2" draw:text-style-name="P2" draw:layer="layout" svg:width="19.996cm" svg:height="2.963cm" svg:x="1.905cm" svg:y="12.7cm" presentation:class="subtitle">
          <draw:text-box>
            <text:p text:style-name="P3"><text:span text:style-name="T2">Patrick Baumann, 6494950</text:span></text:p>
            <text:p text:style-name="P3"><text:span text:style-name="T2">Karlson Pfannschmidt, 6…</text:span></text:p>
            <text:p text:style-name="P3"><text:span text:style-name="T2">Simon Schwichtenberg, 6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3" draw:master-page-name="Master1-Layout2-obj-Titel-und-Inhalt" presentation:presentation-page-layout-name="AL2T18">
        <draw:frame draw:name="Titel 1" presentation:style-name="pr4" draw:text-style-name="P2" draw:layer="layout" svg:width="21.167cm" svg:height="3.175cm" svg:x="1.27cm" svg:y="0.763cm" presentation:class="title">
          <draw:text-box>
            <text:p text:style-name="P1"><text:span text:style-name="T3">Agenda</text:span></text:p>
          </draw:text-box>
        </draw:frame>
        <draw:frame draw:name="Inhaltsplatzhalter 2" presentation:style-name="pr5" draw:text-style-name="P2" draw:layer="layout" svg:width="21.167cm" svg:height="13.335cm" svg:x="1.27cm" svg:y="4.445cm" presentation:class="outline">
          <draw:text-box>
            <text:list text:style-name="L3">
              <text:list-item>
                <text:p text:style-name="P4"><text:span text:style-name="T4">Operationen der Hashtabelle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Vebesserungen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Visualisierung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estergebnis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4" draw:master-page-name="Master1-Layout2-obj-Titel-und-Inhalt" presentation:presentation-page-layout-name="AL2T18">
        <draw:frame draw:name="Titel 1" presentation:style-name="pr4" draw:text-style-name="P2" draw:layer="layout" svg:width="21.167cm" svg:height="3.175cm" svg:x="1.27cm" svg:y="0.763cm" presentation:class="title">
          <draw:text-box>
            <text:p text:style-name="P1"><text:span text:style-name="T3">Operationen der Hashtabelle</text:span></text:p>
          </draw:text-box>
        </draw:frame>
        <draw:frame draw:name="Inhaltsplatzhalter 2" presentation:style-name="pr5" draw:text-style-name="P2" draw:layer="layout" svg:width="21.167cm" svg:height="13.335cm" svg:x="1.27cm" svg:y="4.445cm" presentation:class="outline">
          <draw:text-box>
            <text:list text:style-name="L3">
              <text:list-item>
                <text:p text:style-name="P4"><text:span text:style-name="T4">BuildDeBruij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BuildList</text:span></text:p>
                  </text:list-item>
                  <text:list-item>
                    <text:p text:style-name="P5"><text:span text:style-name="T5">Probing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Join, Leav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Inkl. Datentransfer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Insert, Delete, LookUp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5" draw:master-page-name="Master1-Layout2-obj-Titel-und-Inhalt" presentation:presentation-page-layout-name="AL2T18">
        <draw:frame draw:name="Titel 1" presentation:style-name="pr4" draw:text-style-name="P2" draw:layer="layout" svg:width="21.167cm" svg:height="3.175cm" svg:x="1.27cm" svg:y="0.763cm" presentation:class="title">
          <draw:text-box>
            <text:p text:style-name="P1"><text:span text:style-name="T3">Verbesserungen</text:span></text:p>
          </draw:text-box>
        </draw:frame>
        <draw:frame draw:name="Inhaltsplatzhalter 2" presentation:style-name="pr5" draw:text-style-name="P2" draw:layer="layout" svg:width="21.167cm" svg:height="13.335cm" svg:x="1.27cm" svg:y="4.445cm" presentation:class="outline">
          <draw:text-box>
            <text:list text:style-name="L3">
              <text:list-item>
                <text:p text:style-name="P4"><text:span text:style-name="T4">Routing im stabilen Zustand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2 Flags rightstable und leftstable.</text:span></text:p>
                  </text:list-item>
                  <text:list-item>
                    <text:p text:style-name="P6"><text:span text:style-name="T6">Foliensatz 5, Seite 41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Join an der richtigen Stell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Jede Join-Anfrage wird über Search realisiert. Somit muss ein Element nicht erst über BuildList an die richtige Position verschoben werden.</text:span></text:p>
                  </text:list-item>
                  <text:list-item>
                    <text:p text:style-name="P6"><text:span text:style-name="T6">Foliensatz 6, Seite 34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Grafische Visualisier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6" draw:master-page-name="Master1-Layout2-obj-Titel-und-Inhalt" presentation:presentation-page-layout-name="AL2T18">
        <draw:frame draw:name="Titel 1" presentation:style-name="pr4" draw:text-style-name="P2" draw:layer="layout" svg:width="21.167cm" svg:height="3.175cm" svg:x="1.27cm" svg:y="0.763cm" presentation:class="title">
          <draw:text-box>
            <text:p text:style-name="P1"><text:span text:style-name="T3">Visualisierung</text:span></text:p>
          </draw:text-box>
        </draw:frame>
        <draw:frame draw:name="Inhaltsplatzhalter 2" presentation:style-name="pr5" draw:text-style-name="P2" draw:layer="layout" svg:width="21.167cm" svg:height="13.335cm" svg:x="1.27cm" svg:y="4.445cm" presentation:class="outline">
          <draw:text-box>
            <text:list text:style-name="L3">
              <text:list-item>
                <text:p text:style-name="P4"><text:span text:style-name="T4">Platz für Grafiken und Erläuterungen…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7" draw:master-page-name="Master1-Layout2-obj-Titel-und-Inhalt" presentation:presentation-page-layout-name="AL2T18">
        <draw:frame draw:name="Titel 1" presentation:style-name="pr4" draw:text-style-name="P2" draw:layer="layout" svg:width="21.167cm" svg:height="3.175cm" svg:x="1.27cm" svg:y="0.763cm" presentation:class="title">
          <draw:text-box>
            <text:p text:style-name="P1"><text:span text:style-name="T3">Testergebnisse</text:span></text:p>
          </draw:text-box>
        </draw:frame>
        <draw:frame draw:style-name="gr2" draw:layer="layout" svg:width="21.167cm" svg:height="13.335cm" svg:x="1.27cm" svg:y="4.44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a0" draw:style="radial" draw:cx="80%" draw:cy="50%" draw:start-color="#ffffff" draw:end-color="#ffffff" draw:start-intensity="100%" draw:end-intensity="100%" draw:border="0%"/>
    <draw:gradient draw:name="a110" draw:style="radial" draw:cx="80%" draw:cy="50%" draw:start-color="#ffffff" draw:end-color="#ffffff" draw:start-intensity="100%" draw:end-intensity="100%" draw:border="0%"/>
    <draw:gradient draw:name="a138" draw:style="radial" draw:cx="80%" draw:cy="50%" draw:start-color="#ffffff" draw:end-color="#ffffff" draw:start-intensity="100%" draw:end-intensity="100%" draw:border="0%"/>
    <draw:gradient draw:name="a196" draw:style="radial" draw:cx="80%" draw:cy="50%" draw:start-color="#ffffff" draw:end-color="#ffffff" draw:start-intensity="100%" draw:end-intensity="100%" draw:border="0%"/>
    <draw:gradient draw:name="a262" draw:style="radial" draw:cx="80%" draw:cy="50%" draw:start-color="#ffffff" draw:end-color="#ffffff" draw:start-intensity="100%" draw:end-intensity="100%" draw:border="0%"/>
    <draw:gradient draw:name="a286" draw:style="radial" draw:cx="80%" draw:cy="50%" draw:start-color="#ffffff" draw:end-color="#ffffff" draw:start-intensity="100%" draw:end-intensity="100%" draw:border="0%"/>
    <draw:gradient draw:name="a306" draw:style="radial" draw:cx="80%" draw:cy="50%" draw:start-color="#ffffff" draw:end-color="#ffffff" draw:start-intensity="100%" draw:end-intensity="100%" draw:border="0%"/>
    <draw:gradient draw:name="a351" draw:style="radial" draw:cx="80%" draw:cy="50%" draw:start-color="#ffffff" draw:end-color="#ffffff" draw:start-intensity="100%" draw:end-intensity="100%" draw:border="0%"/>
    <draw:gradient draw:name="a383" draw:style="radial" draw:cx="80%" draw:cy="50%" draw:start-color="#ffffff" draw:end-color="#ffffff" draw:start-intensity="100%" draw:end-intensity="100%" draw:border="0%"/>
    <draw:gradient draw:name="a41" draw:style="radial" draw:cx="80%" draw:cy="50%" draw:start-color="#ffffff" draw:end-color="#ffffff" draw:start-intensity="100%" draw:end-intensity="100%" draw:border="0%"/>
    <draw:gradient draw:name="a424" draw:style="radial" draw:cx="80%" draw:cy="50%" draw:start-color="#ffffff" draw:end-color="#ffffff" draw:start-intensity="100%" draw:end-intensity="100%" draw:border="0%"/>
    <draw:gradient draw:name="a465" draw:style="radial" draw:cx="80%" draw:cy="50%" draw:start-color="#ffffff" draw:end-color="#ffffff" draw:start-intensity="100%" draw:end-intensity="100%" draw:border="0%"/>
    <draw:gradient draw:name="a487" draw:style="radial" draw:cx="80%" draw:cy="50%" draw:start-color="#ffffff" draw:end-color="#ffffff" draw:start-intensity="100%" draw:end-intensity="100%" draw:border="0%"/>
    <draw:gradient draw:name="a517" draw:style="radial" draw:cx="80%" draw:cy="50%" draw:start-color="#ffffff" draw:end-color="#ffffff" draw:start-intensity="100%" draw:end-intensity="100%" draw:border="0%"/>
    <draw:gradient draw:name="a559" draw:style="radial" draw:cx="80%" draw:cy="50%" draw:start-color="#ffffff" draw:end-color="#ffffff" draw:start-intensity="100%" draw:end-intensity="100%" draw:border="0%"/>
    <draw:gradient draw:name="a603" draw:style="radial" draw:cx="80%" draw:cy="50%" draw:start-color="#ffffff" draw:end-color="#ffffff" draw:start-intensity="100%" draw:end-intensity="100%" draw:border="0%"/>
    <draw:gradient draw:name="a615" draw:style="radial" draw:cx="80%" draw:cy="50%" draw:start-color="#ffffff" draw:end-color="#ffffff" draw:start-intensity="100%" draw:end-intensity="100%" draw:border="0%"/>
    <draw:gradient draw:name="a69" draw:style="radial" draw:cx="80%" draw:cy="50%" draw:start-color="#ffffff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7b7859" draw:fill-color="#a9a57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dobe Heiti Std R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Nähe-background" style:family="presentation">
      <style:graphic-properties draw:stroke="none" draw:fill="gradient" draw:fill-gradient-name="a0"/>
      <style:text-properties style:letter-kerning="true"/>
    </style:style>
    <style:style style:name="Master1-Nä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ä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Nähe-outline1" style:family="presentation">
      <style:graphic-properties draw:stroke="none" draw:fill="none" draw:auto-grow-height="false" draw:fit-to-size="shrink-to-fit">
        <text:list-style style:name="Master1-Nä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Nähe-outline2" style:family="presentation" style:parent-style-name="Master1-Nähe-outline1">
      <style:paragraph-properties fo:margin-top="0cm" fo:margin-bottom="0.4cm"/>
      <style:text-properties fo:font-size="28pt" style:font-size-asian="28pt" style:font-size-complex="28pt"/>
    </style:style>
    <style:style style:name="Master1-Nähe-outline3" style:family="presentation" style:parent-style-name="Master1-Nähe-outline2">
      <style:paragraph-properties fo:margin-top="0cm" fo:margin-bottom="0.3cm"/>
      <style:text-properties fo:font-size="24pt" style:font-size-asian="24pt" style:font-size-complex="24pt"/>
    </style:style>
    <style:style style:name="Master1-Nähe-outline4" style:family="presentation" style:parent-style-name="Master1-Nähe-outline3">
      <style:paragraph-properties fo:margin-top="0cm" fo:margin-bottom="0.2cm"/>
      <style:text-properties fo:font-size="20pt" style:font-size-asian="20pt" style:font-size-complex="20pt"/>
    </style:style>
    <style:style style:name="Master1-Nähe-outline5" style:family="presentation" style:parent-style-name="Master1-Nähe-outline4">
      <style:paragraph-properties fo:margin-top="0cm" fo:margin-bottom="0.1cm"/>
      <style:text-properties fo:font-size="20pt" style:font-size-asian="20pt" style:font-size-complex="20pt"/>
    </style:style>
    <style:style style:name="Master1-Nähe-outline6" style:family="presentation" style:parent-style-name="Master1-Nähe-outline5">
      <style:paragraph-properties fo:margin-top="0cm" fo:margin-bottom="0.1cm"/>
      <style:text-properties fo:font-size="20pt" style:font-size-asian="20pt" style:font-size-complex="20pt"/>
    </style:style>
    <style:style style:name="Master1-Nähe-outline7" style:family="presentation" style:parent-style-name="Master1-Nähe-outline6">
      <style:paragraph-properties fo:margin-top="0cm" fo:margin-bottom="0.1cm"/>
      <style:text-properties fo:font-size="20pt" style:font-size-asian="20pt" style:font-size-complex="20pt"/>
    </style:style>
    <style:style style:name="Master1-Nähe-outline8" style:family="presentation" style:parent-style-name="Master1-Nähe-outline7">
      <style:paragraph-properties fo:margin-top="0cm" fo:margin-bottom="0.1cm"/>
      <style:text-properties fo:font-size="20pt" style:font-size-asian="20pt" style:font-size-complex="20pt"/>
    </style:style>
    <style:style style:name="Master1-Nähe-outline9" style:family="presentation" style:parent-style-name="Master1-Nähe-outline8">
      <style:paragraph-properties fo:margin-top="0cm" fo:margin-bottom="0.1cm"/>
      <style:text-properties fo:font-size="20pt" style:font-size-asian="20pt" style:font-size-complex="20pt"/>
    </style:style>
    <style:style style:name="Master1-Nähe-subtitle" style:family="presentation">
      <style:graphic-properties draw:stroke="none" draw:fill="none" draw:textarea-vertical-align="middle">
        <text:list-style style:name="Master1-Näh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Nähe-title" style:family="presentation">
      <style:graphic-properties draw:stroke="none" draw:fill="none" draw:textarea-vertical-align="middle">
        <text:list-style style:name="Master1-Näh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gradient" draw:fill-gradient-name="a41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gradient" draw:fill-gradient-name="a69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gradient" draw:fill-gradient-name="a110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gradient" draw:fill-gradient-name="a138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gradient" draw:fill-gradient-name="a196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gradient" draw:fill-gradient-name="a262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gradient" draw:fill-gradient-name="a286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gradient" draw:fill-gradient-name="a306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gradient" draw:fill-gradient-name="a351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gradient" draw:fill-gradient-name="a383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gradient" draw:fill-gradient-name="a424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41"/>
    </style:style>
    <style:style style:name="Mdp3" style:family="drawing-page">
      <style:drawing-page-properties draw:background-size="border" draw:fill="gradient" draw:fill-gradient-name="a69"/>
    </style:style>
    <style:style style:name="Mdp4" style:family="drawing-page">
      <style:drawing-page-properties draw:background-size="border" draw:fill="gradient" draw:fill-gradient-name="a110"/>
    </style:style>
    <style:style style:name="Mdp5" style:family="drawing-page">
      <style:drawing-page-properties draw:background-size="border" draw:fill="gradient" draw:fill-gradient-name="a138"/>
    </style:style>
    <style:style style:name="Mdp6" style:family="drawing-page">
      <style:drawing-page-properties draw:background-size="border" draw:fill="gradient" draw:fill-gradient-name="a196"/>
    </style:style>
    <style:style style:name="Mdp7" style:family="drawing-page">
      <style:drawing-page-properties draw:background-size="border" draw:fill="gradient" draw:fill-gradient-name="a262"/>
    </style:style>
    <style:style style:name="Mdp8" style:family="drawing-page">
      <style:drawing-page-properties draw:background-size="border" draw:fill="gradient" draw:fill-gradient-name="a286"/>
    </style:style>
    <style:style style:name="Mdp9" style:family="drawing-page">
      <style:drawing-page-properties draw:background-size="border" draw:fill="gradient" draw:fill-gradient-name="a306"/>
    </style:style>
    <style:style style:name="Mdp10" style:family="drawing-page">
      <style:drawing-page-properties draw:background-size="border" draw:fill="gradient" draw:fill-gradient-name="a351"/>
    </style:style>
    <style:style style:name="Mdp11" style:family="drawing-page">
      <style:drawing-page-properties draw:background-size="border" draw:fill="gradient" draw:fill-gradient-name="a383"/>
    </style:style>
    <style:style style:name="Mdp12" style:family="drawing-page">
      <style:drawing-page-properties draw:background-size="border" draw:fill="gradient" draw:fill-gradient-name="a424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675e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a9a57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Näh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Näh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Nähe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Näh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Näh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Näh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778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2.794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556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318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.953cm" fo:margin-right="0cm" fo:margin-top="0.247cm" fo:margin-bottom="0cm" fo:line-height="10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T1" style:family="text">
      <style:text-properties fo:color="#675e47" style:text-line-through-style="none" style:text-position="0% 100%" fo:font-family="Cambria" fo:font-size="46pt" fo:letter-spacing="-0.035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2" style:family="text">
      <style:text-properties fo:color="#2f2b20" style:text-line-through-style="none" style:text-position="0% 100%" fo:font-family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color="#2f2b2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2f2b2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2f2b2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2f2b2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dfdcb7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675e47" style:text-line-through-style="none" style:text-position="0% 100%" fo:font-family="Cambria" fo:font-size="66pt" fo:letter-spacing="-0.035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10" style:family="text">
      <style:text-properties fo:color="#8e8d8c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675e47" style:text-line-through-style="none" style:text-position="0% 100%" fo:font-family="Cambria" fo:font-size="36pt" fo:letter-spacing="-0.035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color="#2f2b2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2f2b2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675e47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675e47" style:text-line-through-style="none" style:text-position="0% 100%" fo:font-family="Cambria" fo:font-size="22pt" fo:letter-spacing="-0.035cm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6" style:family="text">
      <style:text-properties fo:color="#2f2b2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Master1-Nähe" style:page-layout-name="PM1" draw:style-name="Mdp1">
      <draw:frame draw:name="Title Placeholder 1" presentation:style-name="Mpr1" draw:text-style-name="MP4" draw:layer="backgroundobjects" svg:width="21.167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 Placeholder 2" presentation:style-name="Mpr2" draw:text-style-name="MP4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3" draw:text-style-name="MP4" draw:layer="backgroundobjects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Slide Number Placeholder 5" presentation:style-name="Mpr3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draw:frame draw:name="Footer Placeholder 4" presentation:style-name="Mpr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Date Placeholder 3" presentation:style-name="Mpr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presentation:notes style:page-layout-name="PM0">
        <draw:page-thumbnail presentation:style-name="Master1-Nähe-title" draw:layer="backgroundobjects" svg:width="14.848cm" svg:height="11.136cm" svg:x="3.075cm" svg:y="2.257cm" presentation:class="page"/>
        <draw:frame presentation:style-name="Master1-Näh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-title-Titelfolie" style:page-layout-name="PM1" draw:style-name="Mdp2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7" draw:text-style-name="MP4" draw:layer="backgroundobjects" svg:width="20.955cm" svg:height="7.205cm" svg:x="1.905cm" svg:y="5.292cm" presentation:class="title">
        <draw:text-box>
          <text:p text:style-name="MP3"><text:span text:style-name="MT9">Titelmasterformat durch Klicken bearbeiten</text:span></text:p>
        </draw:text-box>
      </draw:frame>
      <draw:frame draw:name="Subtitle 2" presentation:style-name="Mpr8" draw:text-style-name="MP4" draw:layer="backgroundobjects" svg:width="17.949cm" svg:height="2.963cm" svg:x="1.905cm" svg:y="12.7cm" presentation:class="subtitle">
        <draw:text-box>
          <text:p text:style-name="MP11"><text:span text:style-name="MT10">Formatvorlage des Untertitelmasters durch Klicken bearbeiten</text:span></text:p>
        </draw:text-box>
      </draw:frame>
      <draw:frame draw:name="Date Placeholder 3" presentation:style-name="Mpr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4" presentation:style-name="Mpr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0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draw:frame presentation:style-name="Master1-Layout1-title-Titelfoli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2-obj-Titel-und-Inhalt" style:page-layout-name="PM1" draw:style-name="Mdp3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3" draw:text-style-name="MP4" draw:layer="backgroundobjects" svg:width="21.167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Content Placeholder 2" presentation:style-name="Mpr14" draw:text-style-name="MP4" draw:layer="backgroundobjects" svg:width="21.167cm" svg:height="13.335cm" svg:x="1.27cm" svg:y="4.445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6">Fünfte Ebene</text:span></text:p>
            </text:list-item>
          </text:list>
        </draw:text-box>
      </draw:frame>
      <draw:frame draw:name="Date Placeholder 3" presentation:style-name="Mpr15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4" presentation:style-name="Mpr15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6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draw:frame presentation:style-name="Master1-Layout2-obj-Titel-und-Inha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9" draw:text-style-name="MP4" draw:layer="backgroundobjects" svg:width="21.277cm" svg:height="3.246cm" svg:x="2.006cm" svg:y="15.24cm" presentation:class="title">
        <draw:text-box>
          <text:p text:style-name="MP3"><text:span text:style-name="MT11">Titelmasterformat durch Klicken bearbeiten</text:span></text:p>
        </draw:text-box>
      </draw:frame>
      <draw:frame draw:name="Text Placeholder 2" presentation:style-name="Mpr20" draw:text-style-name="MP4" draw:layer="backgroundobjects" svg:width="17.044cm" svg:height="4.538cm" svg:x="2.006cm" svg:y="10.702cm" presentation:class="outline">
        <draw:text-box>
          <text:list text:style-name="ML10">
            <text:list-item>
              <text:p text:style-name="MP11"><text:span text:style-name="MT10">Textmasterformat bearbeiten</text:span></text:p>
            </text:list-item>
          </text:list>
        </draw:text-box>
      </draw:frame>
      <draw:frame draw:name="Date Placeholder 3" presentation:style-name="Mpr21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4" presentation:style-name="Mpr21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22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cm" svg:height="0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4-twoObj-Zwei-Inhalte" style:page-layout-name="PM1" draw:style-name="Mdp5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25" draw:text-style-name="MP4" draw:layer="backgroundobjects" svg:width="21.167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Content Placeholder 2" presentation:style-name="Mpr26" draw:text-style-name="MP4" draw:layer="backgroundobjects" svg:width="10.16cm" svg:height="12.751cm" svg:x="1.27cm" svg:y="4.267cm" presentation:class="title">
        <draw:text-box>
          <text:list text:style-name="ML3">
            <text:list-item>
              <text:p text:style-name="MP12"><text:span text:style-name="MT12">Textmasterformat bearbeiten</text:span><text:span text:style-name="MT12"><text:line-break/></text:span><text:span text:style-name="MT13">Zweite Ebene</text:span><text:span text:style-name="MT1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Content Placeholder 3" presentation:style-name="Mpr26" draw:text-style-name="MP4" draw:layer="backgroundobjects" svg:width="10.16cm" svg:height="12.751cm" svg:x="12.277cm" svg:y="4.267cm" presentation:class="title">
        <draw:text-box>
          <text:list text:style-name="ML3">
            <text:list-item>
              <text:p text:style-name="MP12"><text:span text:style-name="MT12">Textmasterformat bearbeiten</text:span><text:span text:style-name="MT12"><text:line-break/></text:span><text:span text:style-name="MT13">Zweite Ebene</text:span><text:span text:style-name="MT1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Date Placeholder 4" presentation:style-name="Mpr2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5" presentation:style-name="Mpr2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28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5-twoTxTwoObj-Vergleich" style:page-layout-name="PM1" draw:style-name="Mdp6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1" draw:text-style-name="MP4" draw:layer="backgroundobjects" svg:width="21.167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 Placeholder 2" presentation:style-name="Mpr32" draw:text-style-name="MP4" draw:layer="backgroundobjects" svg:width="10.16cm" svg:height="1.777cm" svg:x="1.27cm" svg:y="4.264cm" presentation:class="outline">
        <draw:text-box>
          <text:list text:style-name="ML10">
            <text:list-item>
              <text:p text:style-name="MP13"><text:span text:style-name="MT14">Textmasterformat bearbeiten</text:span></text:p>
            </text:list-item>
          </text:list>
        </draw:text-box>
      </draw:frame>
      <draw:frame draw:name="Content Placeholder 3" presentation:style-name="Mpr33" draw:text-style-name="MP4" draw:layer="backgroundobjects" svg:width="10.16cm" svg:height="10.976cm" svg:x="1.27cm" svg:y="6.041cm" presentation:class="title">
        <draw:text-box>
          <text:list text:style-name="ML3">
            <text:list-item>
              <text:p text:style-name="MP14"><text:span text:style-name="MT13">Textmasterformat bearbeiten</text:span><text:span text:style-name="MT13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4" presentation:style-name="Mpr32" draw:text-style-name="MP4" draw:layer="backgroundobjects" svg:width="10.16cm" svg:height="1.777cm" svg:x="12.277cm" svg:y="4.264cm" presentation:class="outline">
        <draw:text-box>
          <text:list text:style-name="ML10">
            <text:list-item>
              <text:p text:style-name="MP13"><text:span text:style-name="MT14">Textmasterformat bearbeiten</text:span></text:p>
            </text:list-item>
          </text:list>
        </draw:text-box>
      </draw:frame>
      <draw:frame draw:name="Content Placeholder 5" presentation:style-name="Mpr33" draw:text-style-name="MP4" draw:layer="backgroundobjects" svg:width="10.16cm" svg:height="10.976cm" svg:x="12.277cm" svg:y="6.041cm" presentation:class="title">
        <draw:text-box>
          <text:list text:style-name="ML3">
            <text:list-item>
              <text:p text:style-name="MP14"><text:span text:style-name="MT13">Textmasterformat bearbeiten</text:span><text:span text:style-name="MT13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e Placeholder 6" presentation:style-name="Mpr3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7" presentation:style-name="Mpr3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8" presentation:style-name="Mpr35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6-titleOnly-Nur-Titel" style:page-layout-name="PM1" draw:style-name="Mdp7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8" draw:text-style-name="MP4" draw:layer="backgroundobjects" svg:width="21.167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Date Placeholder 2" presentation:style-name="Mpr3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3" presentation:style-name="Mpr3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4" presentation:style-name="Mpr40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7-blank-Leer" style:page-layout-name="PM1" draw:style-name="Mdp8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Date Placeholder 1" presentation:style-name="Mpr4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2" presentation:style-name="Mpr4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3" presentation:style-name="Mpr44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8-objTx-Inhalt-mit-Überschrift" style:page-layout-name="PM1" draw:style-name="Mdp9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47" draw:text-style-name="MP4" draw:layer="backgroundobjects" svg:width="21.59cm" svg:height="1.651cm" svg:x="0.847cm" svg:y="15.265cm" presentation:class="title">
        <draw:text-box>
          <text:p text:style-name="MP10"><text:span text:style-name="MT15">Titelmasterformat durch Klicken bearbeiten</text:span></text:p>
        </draw:text-box>
      </draw:frame>
      <draw:frame draw:name="Text Placeholder 3" presentation:style-name="Mpr48" draw:text-style-name="MP4" draw:layer="backgroundobjects" svg:width="21.59cm" svg:height="1.693cm" svg:x="0.847cm" svg:y="16.933cm" presentation:class="outline">
        <draw:text-box>
          <text:list text:style-name="ML10">
            <text:list-item>
              <text:p text:style-name="MP15"><text:span text:style-name="MT5">Textmasterformat bearbeiten</text:span></text:p>
            </text:list-item>
          </text:list>
        </draw:text-box>
      </draw:frame>
      <draw:frame draw:name="Date Placeholder 4" presentation:style-name="Mpr4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5" presentation:style-name="Mpr4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50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draw:frame draw:name="Content Placeholder 8" presentation:style-name="Mpr51" draw:text-style-name="MP4" draw:layer="backgroundobjects" svg:width="21.59cm" svg:height="13.73cm" svg:x="0.847cm" svg:y="1.058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6">Fünfte Ebene</text:span></text:p>
            </text:list-item>
          </text:list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9-picTx-Bild-mit-Überschrift" style:page-layout-name="PM1" draw:style-name="Mdp10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54" draw:text-style-name="MP4" draw:layer="backgroundobjects" svg:width="21.59cm" svg:height="1.652cm" svg:x="0.838cm" svg:y="15.265cm" presentation:class="title">
        <draw:text-box>
          <text:p text:style-name="MP10"><text:span text:style-name="MT15">Titelmasterformat durch Klicken bearbeiten</text:span></text:p>
        </draw:text-box>
      </draw:frame>
      <draw:frame draw:name="Picture Placeholder 2" presentation:style-name="Mpr55" draw:text-style-name="MP4" draw:layer="backgroundobjects" svg:width="23.495cm" svg:height="15.24cm" svg:x="0cm" svg:y="0cm" presentation:class="title">
        <draw:text-box>
          <text:p text:style-name="MP16"><text:span text:style-name="MT16">Bild durch Klicken auf Symbol hinzufügen</text:span></text:p>
        </draw:text-box>
      </draw:frame>
      <draw:frame draw:name="Text Placeholder 3" presentation:style-name="Mpr56" draw:text-style-name="MP4" draw:layer="backgroundobjects" svg:width="21.59cm" svg:height="1.702cm" svg:x="0.838cm" svg:y="16.933cm" presentation:class="outline">
        <draw:text-box>
          <text:list text:style-name="ML10">
            <text:list-item>
              <text:p text:style-name="MP15"><text:span text:style-name="MT5">Textmasterformat bearbeiten</text:span></text:p>
            </text:list-item>
          </text:list>
        </draw:text-box>
      </draw:frame>
      <draw:frame draw:name="Date Placeholder 7" presentation:style-name="Mpr5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Slide Number Placeholder 8" presentation:style-name="Mpr58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draw:frame draw:name="Footer Placeholder 9" presentation:style-name="Mpr5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0-vertTx-Titel-und-vertikaler-Text" style:page-layout-name="PM1" draw:style-name="Mdp11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61" draw:text-style-name="MP4" draw:layer="backgroundobjects" svg:width="21.167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cal Text Placeholder 2" presentation:style-name="Mpr62" draw:text-style-name="MP17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4" presentation:style-name="Mpr6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64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2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Vertical Title 1" presentation:style-name="Mpr67" draw:text-style-name="MP17" draw:layer="backgroundobjects" svg:width="4.868cm" svg:height="16.254cm" svg:x="18.415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cal Text Placeholder 2" presentation:style-name="Mpr68" draw:text-style-name="MP17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4" presentation:style-name="Mpr6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70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dc:title>Verteilte Hashtabelle über de Bruijn Graph</dc:title>
    <meta:initial-creator>Patrick Baumann</meta:initial-creator>
    <dc:creator>Karlson Pfannschmidt</dc:creator>
    <meta:creation-date>2011-09-20T14:15:49Z</meta:creation-date>
    <dc:date>2011-09-28T17:54:13</dc:date>
    <meta:editing-cycles>11</meta:editing-cycles>
    <meta:editing-duration>PT50M55S</meta:editing-duration>
    <meta:document-statistic meta:object-count="195"/>
    <meta:template xlink:type="simple" xlink:actuate="onRequest" xlink:title="" xlink:href="Adjacency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-color="#e6e6e6" draw:opacity-name="ChartTransparencyGradient_20_1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graphic-properties draw:stroke="none" draw:fill-color="#ff950e" draw:fill-gradient-name="Gradient_20_1" draw:gradient-step-count="6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68cm" svg:height="13.336cm" xlink:href="." xlink:type="simple" chart:class="chart:bar" chart:style-name="ch1">
        <chart:title svg:x="7.365cm" svg:y="0.402cm" chart:style-name="ch2">
          <text:p>Periodische Lookup-Anfragen</text:p>
        </chart:title>
        <chart:legend chart:legend-position="end" svg:x="18.138cm" svg:y="6.12cm" style:legend-expansion="high" chart:style-name="ch3"/>
        <chart:plot-area chart:style-name="ch4" chart:data-source-has-labels="both" svg:x="1.434cm" svg:y="1.979cm" svg:width="15.858cm" svg:height="10.11cm">
          <chartooo:coordinate-region svg:x="2.241cm" svg:y="2.178cm" svg:width="15.051cm" svg:height="9.264cm"/>
          <chart:axis chart:dimension="x" chart:name="primary-x" chart:style-name="ch5" chartooo:axis-type="auto">
            <chartooo:date-scale/>
            <chart:title svg:x="8.287cm" svg:y="12.355cm" chart:style-name="ch6">
              <text:p>Anzahl Nodes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7.832cm" chart:style-name="ch8">
              <text:p>Avg. Hop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4"/>
            <chart:data-point chart:style-name="ch11"/>
            <chart:data-point chart:repeated="3"/>
          </chart:series>
          <chart:series chart:style-name="ch12" chart:values-cell-range-address="local-table.$C$2:.$C$9" chart:label-cell-address="local-table.$C$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HT</text:p>
              </table:table-cell>
              <table:table-cell office:value-type="string">
                <text:p>Liste (erwartet)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</table:table-cell>
              <table:table-cell office:value-type="float" office:value="13.35">
                <text:p>13.35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46">
                <text:p>20.46</text:p>
              </table:table-cell>
              <table:table-cell office:value-type="float" office:value="37.16">
                <text:p>37.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13">
                <text:p>29.13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.67">
                <text:p>36.67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5.85">
                <text:p>45.85</text:p>
              </table:table-cell>
              <table:table-cell office:value-type="float" office:value="85.11">
                <text:p>85.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.96">
                <text:p>52.96</text:p>
              </table:table-cell>
              <table:table-cell office:value-type="float" office:value="103.97">
                <text:p>103.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2.14">
                <text:p>62.14</text:p>
              </table:table-cell>
              <table:table-cell office:value-type="float" office:value="121.01">
                <text:p>121.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.67">
                <text:p>65.67</text:p>
              </table:table-cell>
              <table:table-cell office:value-type="float" office:value="138.07">
                <text:p>138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ChartTransparencyGradient_20_1" draw:display-name="ChartTransparencyGradient 1" draw:style="linear" draw:start="50%" draw:end="0%" draw:angle="1800" draw:border="0%"/>
    <draw:opacity draw:name="ChartTransparencyGradient_20_2" draw:display-name="ChartTransparencyGradient 2" draw:style="rectangular" draw:cx="50%" draw:cy="50%" draw:start="50%" draw:end="0%" draw:angle="0" draw:border="0%"/>
    <draw:opacity draw:name="ChartTransparencyGradient_20_3" draw:display-name="ChartTransparencyGradient 3" draw:style="rectangular" draw:cx="50%" draw:cy="50%" draw:start="100%" draw:end="90%" draw:angle="0" draw:border="0%"/>
    <draw:opacity draw:name="ChartTransparencyGradient_20_4" draw:display-name="ChartTransparencyGradient 4" draw:style="square" draw:cx="50%" draw:cy="50%" draw:start="100%" draw:end="90%" draw:angle="0" draw:border="0%"/>
    <draw:opacity draw:name="ChartTransparencyGradient_20_5" draw:display-name="ChartTransparencyGradient 5" draw:style="ellipsoid" draw:cx="50%" draw:cy="50%" draw:start="100%" draw:end="50%" draw:angle="0" draw:border="0%"/>
    <draw:opacity draw:name="ChartTransparencyGradient_20_6" draw:display-name="ChartTransparencyGradient 6" draw:style="radial" draw:cx="50%" draw:cy="50%" draw:start="100%" draw:end="50%" draw:border="0%"/>
    <draw:opacity draw:name="ChartTransparencyGradient_20_7" draw:display-name="ChartTransparencyGradient 7" draw:style="radial" draw:cx="50%" draw:cy="100%" draw:start="100%" draw:end="50%" draw:border="0%"/>
  </office:styles>
</office:document-styles>
</file>